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5.613cm"/>
    </style:style>
    <style:style style:name="co4" style:family="table-column">
      <style:table-column-properties fo:break-before="auto" style:column-width="5.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6">
      <style:table-cell-properties fo:background-color="#99ccff" style:text-align-source="fix" style:repeat-content="false"/>
      <style:paragraph-properties fo:text-align="center" fo:margin-left="0cm"/>
      <style:text-properties fo:font-weight="bold"/>
    </style:style>
    <style:style style:name="ce3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wrap-option="wrap"/>
      <style:text-properties fo:font-size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table:style-name="ce6" office:value-type="string">
            <text:p>Release Note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3">
          <table:table-cell table:style-name="ce2" office:value-type="string">
            <text:p>Date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Situation</text:p>
          </table:table-cell>
          <table:table-cell table:style-name="ce5" office:value-type="string">
            <text:p>Action</text:p>
          </table:table-cell>
          <table:table-cell table:style-name="ce7" table:number-columns-repeated="252"/>
        </table:table-row>
        <table:table-row table:style-name="ro1">
          <table:table-cell table:style-name="ce3" office:value-type="string">
            <text:p>Version 1.0.1</text:p>
          </table:table-cell>
          <table:table-cell table:number-columns-repeated="255"/>
        </table:table-row>
        <table:table-row table:style-name="ro4">
          <table:table-cell office:value-type="string">
            <text:p>02/28/2006</text:p>
          </table:table-cell>
          <table:table-cell office:value-type="string">
            <text:p>Bug fix</text:p>
          </table:table-cell>
          <table:table-cell office:value-type="string">
            <text:p>The screen goes blank when editing some orders</text:p>
          </table:table-cell>
          <table:table-cell office:value-type="string">
            <text:p>There was a cut-and-past error on GenericeMaintainAction.java</text:p>
          </table:table-cell>
          <table:table-cell table:number-columns-repeated="252"/>
        </table:table-row>
        <table:table-row table:style-name="ro5">
          <table:table-cell office:value-type="date" office:date-value="2006-03-03">
            <text:p>03/03/2006</text:p>
          </table:table-cell>
          <table:table-cell office:value-type="string">
            <text:p>Minor improvement</text:p>
          </table:table-cell>
          <table:table-cell office:value-type="string">
            <text:p>The login fails if there are any trailing spaces in the user name or password</text:p>
          </table:table-cell>
          <table:table-cell office:value-type="string">
            <text:p>Use String.trim on UserLoginAction.java</text:p>
          </table:table-cell>
          <table:table-cell table:number-columns-repeated="252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03">03/03/2006</text:date>, <text:time>10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miliano Conde</meta:initial-creator>
    <meta:creation-date>2006-03-03T10:42:58</meta:creation-date>
    <dc:creator>Emiliano Conde</dc:creator>
    <dc:date>2006-03-03T10:56:16</dc:date>
    <dc:language>en-US</dc:language>
    <meta:editing-cycles>3</meta:editing-cycles>
    <meta:editing-duration>PT13M32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